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28pt" fo:font-style="italic" style:font-size-asian="28pt" style:font-style-asian="italic" style:font-size-complex="28pt" style:font-style-complex="italic"/>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style:font-size-asian="32pt" style:font-size-complex="32pt"/>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Old Testament Reading</text:span></text:p>
            <text:p text:style-name="P1"><text:span text:style-name="T2">Isaiah 2: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 text:style-name="P4"><text:span text:style-name="T3">1</text:span><text:span text:style-name="T4">The word that Isaiah the son of Amoz saw concerning Judah and Jerusalem.</text:span></text:p>
            <text:p><text:span text:style-name="T5">2</text:span><text:span text:style-name="T4">It shall come to pass in the latter days that the mountain of the house of the LORD shall be established as the highest of the mountai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6.263cm" svg:x="1.524cm" svg:y="0.762cm">
          <draw:text-box>
            <text:p><text:span text:style-name="T4">and shall be lifted up above the hills; and all the nations shall flow to it, </text:span><text:span text:style-name="T5">3</text:span><text:span text:style-name="T4">and many peoples shall come, and say: “Come, let us go up to the mountain of the LOR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892cm" svg:height="6.263cm" svg:x="1.524cm" svg:y="0.762cm">
          <draw:text-box>
            <text:p><text:span text:style-name="T4">to the house of the God of Jacob, that he may teach us his ways and that we may walk in his paths.” For out of Zion shall go the law, and the word of the LORD from Jerusalem.</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892cm" svg:height="6.263cm" svg:x="1.524cm" svg:y="0.762cm">
          <draw:text-box>
            <text:p><text:span text:style-name="T5">4</text:span><text:span text:style-name="T4">He shall judge between the nations, and shall decide disputes for many peoples; and they shall beat their swords into plowshares, and their spears into pruning hook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6" draw:layer="layout" svg:width="24.892cm" svg:height="6.263cm" svg:x="1.524cm" svg:y="0.762cm">
          <draw:text-box>
            <text:p><text:span text:style-name="T4">nation shall not lift up sword against nation, neither shall they learn war anymore.</text:span></text:p>
            <text:p><text:span text:style-name="T5">5</text:span><text:span text:style-name="T4">O house of Jacob, come, let us walk in the light of the LOR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2T19:05:37.687000000</meta:creation-date>
    <dc:date>2016-11-22T21:24:01.426000000</dc:date>
    <meta:editing-duration>PT4M15S</meta:editing-duration>
    <meta:editing-cycles>5</meta:editing-cycles>
    <meta:generator>LibreOffice/5.2.3.3$Windows_X86_64 LibreOffice_project/d54a8868f08a7b39642414cf2c8ef2f228f780cf</meta:generator>
    <meta:document-statistic meta:object-count="39"/>
  </office:meta>
</office:document-meta>
</file>